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mbria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Cambria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style:line-height-at-least="0.503cm" fo:orphans="2" fo:widows="2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style:line-height-at-least="0.503cm" fo:orphans="2" fo:widows="2"/>
      <style:text-properties fo:font-variant="normal" fo:text-transform="none" fo:color="#000000" style:font-name="Cambria" fo:font-size="12pt" fo:letter-spacing="normal" fo:font-style="normal" style:text-underline-style="solid" style:text-underline-width="auto" style:text-underline-color="font-color" fo:font-weight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style:line-height-at-least="0.503cm" fo:orphans="2" fo:widows="2"/>
      <style:text-properties fo:font-variant="normal" fo:text-transform="none" fo:color="#000000" style:font-name="Cambria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style:line-height-at-least="0.503cm" fo:orphans="2" fo:widows="2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Cambria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margin-left="0cm" fo:margin-right="0cm" style:line-height-at-least="0.503cm" fo:text-align="center" style:justify-single-word="false" fo:orphans="2" fo:widows="2" fo:text-indent="0cm" style:auto-text-indent="false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Cambria" fo:font-size="12pt" fo:letter-spacing="normal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13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style:font-name="Cambria" fo:font-size="12pt" style:font-size-asian="12pt" style:font-size-complex="12pt"/>
    </style:style>
    <style:style style:name="P14" style:family="paragraph" style:parent-style-name="Text_20_body" style:list-style-name="L1">
      <style:paragraph-properties style:line-height-at-least="0.503cm" fo:orphans="2" fo:widows="2"/>
      <style:text-properties style:font-name="Cambria"/>
    </style:style>
    <style:style style:name="P15" style:family="paragraph" style:parent-style-name="Text_20_body" style:list-style-name="L2">
      <style:paragraph-properties style:line-height-at-least="0.503cm" fo:orphans="2" fo:widows="2"/>
      <style:text-properties style:font-name="Cambria"/>
    </style:style>
    <style:style style:name="P16" style:family="paragraph" style:parent-style-name="Text_20_body" style:list-style-name="L3">
      <style:paragraph-properties style:line-height-at-least="0.503cm" fo:orphans="2" fo:widows="2"/>
      <style:text-properties style:font-name="Cambria"/>
    </style:style>
    <style:style style:name="P17" style:family="paragraph" style:parent-style-name="Text_20_body" style:list-style-name="L2">
      <style:paragraph-properties style:line-height-at-least="0.503cm" fo:orphans="2" fo:widows="2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18" style:family="paragraph" style:parent-style-name="Text_20_body" style:list-style-name="L3">
      <style:paragraph-properties style:line-height-at-least="0.503cm" fo:orphans="2" fo:widows="2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19" style:family="paragraph" style:parent-style-name="Text_20_body" style:list-style-name="L4">
      <style:paragraph-properties style:line-height-at-least="0.503cm" fo:orphans="2" fo:widows="2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20" style:family="paragraph" style:parent-style-name="Text_20_body" style:list-style-name="L5">
      <style:paragraph-properties style:line-height-at-least="0.503cm" fo:orphans="2" fo:widows="2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21" style:family="paragraph" style:parent-style-name="Text_20_body" style:list-style-name="L6">
      <style:paragraph-properties style:line-height-at-least="0.503cm" fo:orphans="2" fo:widows="2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22" style:family="paragraph" style:parent-style-name="Text_20_body" style:list-style-name="L7">
      <style:paragraph-properties style:line-height-at-least="0.503cm" fo:orphans="2" fo:widows="2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5">
      <style:paragraph-properties fo:margin-left="2.501cm" fo:margin-right="0cm" style:line-height-at-least="0.503cm" fo:orphans="2" fo:widows="2" fo:text-indent="-0.635cm" style:auto-text-indent="false"/>
      <style:text-properties style:font-name="Cambria" fo:font-size="12pt" fo:font-style="normal" style:text-underline-style="none" style:font-size-asian="12pt" style:font-style-asian="normal" style:font-size-complex="12pt" style:font-style-complex="normal"/>
    </style:style>
    <style:style style:name="P24" style:family="paragraph" style:parent-style-name="Text_20_body" style:list-style-name="L5">
      <style:paragraph-properties fo:margin-left="2.501cm" fo:margin-right="0cm" style:line-height-at-least="0.503cm" fo:orphans="2" fo:widows="2" fo:text-indent="-0.635cm" style:auto-text-indent="false"/>
      <style:text-properties fo:font-variant="normal" fo:text-transform="none" fo:color="#000000" style:font-name="Cambria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o para a prova 1 </text:p>
      <text:p text:style-name="P3"/>
      <text:p text:style-name="P2">O que é HCI?</text:p>
      <text:p text:style-name="P1">O estudo de pessoas e da tecnologia computacional e do modo como um influencia o outro.</text:p>
      <text:p text:style-name="P1"/>
      <text:p text:style-name="P2">USABILIDADE</text:p>
      <text:p text:style-name="P1"><text:span text:style-name="T1">A usabilidade está diretamente ligada ao diálogo na interface e a capacidade do software em permitir que o usuário alcance suas metas de interação com o sistema. Ser de fácil aprendizagem, permitir uma utilização eficiente e apresentar poucos erros, são os aspectos fundamentais para a percepção da boa usabilidade por parte do usuário. Mas a usabilidade pode ainda estar relacionada com a facilidade de ser memorizada e ao nível de satisfação do usuário.</text:span> </text:p>
      <text:p text:style-name="P1"/>
      <text:p text:style-name="P4">A <text:span text:style-name="T4">efetividade</text:span> permite que o usuário alcance os objetivos iniciais de interação, e tanto é avaliada em termos de finalização de uma tarefa quanto também em termos de qualidade do resultado obtido.</text:p>
      <text:p text:style-name="P9"><text:span text:style-name="T4">Eficiência</text:span> se refere à quantidade de esforço e recursos necessários para se chegar a um determinado objetivo. Os desvios que o usuário faz durante a interação e a quantidade de erros cometidos pode servir para avaliar o nível de eficiência do site.</text:p>
      <text:p text:style-name="P13"><text:span text:style-name="T2">A terceira medida de usabilidade, a </text:span><text:span text:style-name="T3">satisfação</text:span><text:span text:style-name="T2">, é a mais difícil de medir e quantificar, pois, está relacionada com fatores subjetivos. De maneira geral, satisfação se refere ao nível de conforto que o usuário sente ao utilizar a interface e qual a aceitação como maneira de alcançar seus objetivos ao navegar no site.</text:span></text:p>
      <text:p text:style-name="P9"/>
      <text:p text:style-name="P12">Facilidade de aprendizado; Facilidade de memorização; Baixa ocorrencia de erros</text:p>
      <text:p text:style-name="P12"/>
      <text:p text:style-name="P10">Princípios de <text:span text:style-name="T6">usabilidade</text:span>:</text:p>
      <text:list xml:id="list23209869" text:style-name="L1">
        <text:list-item>
          <text:p text:style-name="P14">Learnability (facilidade de aprendizado);</text:p>
        </text:list-item>
      </text:list>
      <text:list xml:id="list23206133" text:style-name="L2">
        <text:list-item>
          <text:list>
            <text:list-item>
              <text:p text:style-name="P17">Engloba a capacidade de <text:span text:style-name="T4">previsibilidade</text:span> da interface, fazendo com que o usuário possa imaginar a ação seguinte; </text:p>
            </text:list-item>
            <text:list-item>
              <text:p text:style-name="P17"><text:span text:style-name="T4">Sintetização</text:span>, onde o usuário consegue formar um modelo mental do comportamenro do sistema, e consegue concluir como a interação ocorre depois de utilizar o sistema e perceber os resultados das ações, conseguindo avaliar como as ações passadas influíram no sistema;</text:p>
            </text:list-item>
            <text:list-item>
              <text:p text:style-name="P17"><text:span text:style-name="T5">Familiaridade</text:span> com o sistema e <text:span text:style-name="T4">generalização</text:span>, onde o usuário consegue aplicar soluções semelhantes em várias situações ou sistemas que são semelhantes de alguma forma.</text:p>
            </text:list-item>
            <text:list-item>
              <text:p text:style-name="P17"><text:span text:style-name="T4">Consistência</text:span>;</text:p>
            </text:list-item>
          </text:list>
        </text:list-item>
        <text:list-item>
          <text:p text:style-name="P15">Flexibility (flexibilidade);</text:p>
        </text:list-item>
      </text:list>
      <text:list xml:id="list23209525" text:style-name="L3">
        <text:list-item>
          <text:list>
            <text:list-item>
              <text:p text:style-name="P18"><text:span text:style-name="T4">Dialog Initiative/Multi-threading/Task migratability:</text:span> dependendo da situação o usuário ou o sistema iniciam o diálogo, deixando a preferencia sempre para o usuário; Ele deve poder fazer muitas tarefas ao mesmo tempo se assim desejar; <text:soft-page-break/>Possibilidade de transferir o controle de uma tarefa entre o sistema e usuário e vice-versa.</text:p>
            </text:list-item>
            <text:list-item>
              <text:p text:style-name="P16">O sistema deve ser adaptável e personalizado conforme a necessidade e vontade do usuário;</text:p>
            </text:list-item>
          </text:list>
        </text:list-item>
        <text:list-item>
          <text:p text:style-name="P16">Robustness (robustez);</text:p>
          <text:list>
            <text:list-item>
              <text:p text:style-name="P16">Possibilidade de correção de erros, caso o usuário tenha o percebido, tempo de resposta agradável para o usuário, além do sistema suportar todas as tarefas que o usuário precisa realizar, da maneira que ele espera.</text:p>
            </text:list-item>
          </text:list>
        </text:list-item>
      </text:list>
      <text:p text:style-name="P10"/>
      <text:p text:style-name="P10">Recados: </text:p>
      <text:list xml:id="list23212608" text:style-name="L4">
        <text:list-item>
          <text:p text:style-name="P19">evoluir um protótipo com feedback do usuário;</text:p>
        </text:list-item>
        <text:list-item>
          <text:p text:style-name="P19">buscar idéias originais <text:s/>por meio de pesquisas e procurar aprender técnicas efetivas que podem ser repetidas;</text:p>
        </text:list-item>
        <text:list-item>
          <text:p text:style-name="P19">Erros fatais: assumir que todos os usuários são iguais e/ou assumir que os usuário são como o projetista.</text:p>
        </text:list-item>
      </text:list>
      <text:p text:style-name="P10"/>
      <text:list xml:id="list23210554" text:style-name="L5">
        <text:list-item>
          <text:p text:style-name="P20">Computação Ubíqua</text:p>
          <text:list>
            <text:list-item>
              <text:p text:style-name="P23">computação embutida no ambiente de modo transparente.</text:p>
            </text:list-item>
          </text:list>
        </text:list-item>
        <text:list-item>
          <text:p text:style-name="P20">Computação Pervasiva</text:p>
          <text:list>
            <text:list-item>
              <text:p text:style-name="P24">dispositivos computacionais embutidos no ambiente naturalmente acessíveis.</text:p>
            </text:list-item>
          </text:list>
        </text:list-item>
        <text:list-item>
          <text:p text:style-name="P20">Computação Invisível</text:p>
          <text:list>
            <text:list-item>
              <text:p text:style-name="P24">aplicações centradas nos usuários e não na tecnologia envolvida, que é considerada invisível.</text:p>
            </text:list-item>
          </text:list>
        </text:list-item>
        <text:list-item>
          <text:p text:style-name="P20">Wearable Computing</text:p>
          <text:list>
            <text:list-item>
              <text:p text:style-name="P24">propõe que computadores e seus usuários não sejam vistos como conceitos separados, mas como uma simbiose.</text:p>
            </text:list-item>
          </text:list>
        </text:list-item>
      </text:list>
      <text:p text:style-name="P11">Princípios de Norman</text:p>
      <text:list xml:id="list23201710" text:style-name="L6">
        <text:list-item>
          <text:list>
            <text:list-item>
              <text:p text:style-name="P21">Modelo conceitual</text:p>
            </text:list-item>
            <text:list-item>
              <text:p text:style-name="P21">Visibilidade</text:p>
            </text:list-item>
            <text:list-item>
              <text:p text:style-name="P21">Mapeamento</text:p>
            </text:list-item>
            <text:list-item>
              <text:p text:style-name="P21">Restrição</text:p>
            </text:list-item>
            <text:list-item>
              <text:p text:style-name="P21">Feedback</text:p>
            </text:list-item>
            <text:list-item>
              <text:p text:style-name="P21">Affordances (intuitividade)</text:p>
            </text:list-item>
            <text:list-item>
              <text:p text:style-name="P21">Errar é humano</text:p>
            </text:list-item>
            <text:list-item>
              <text:p text:style-name="P21">Projeto centrado no usuário</text:p>
              <text:list>
                <text:list-item>
                  <text:p text:style-name="P21">Defina o contexto</text:p>
                </text:list-item>
                <text:list-item>
                  <text:p text:style-name="P21">Descreva o usuário</text:p>
                </text:list-item>
                <text:list-item>
                  <text:p text:style-name="P21"><text:soft-page-break/>Análise de Tarefas (HTA)</text:p>
                </text:list-item>
                <text:list-item>
                  <text:p text:style-name="P21">Aloque as Funções </text:p>
                </text:list-item>
                <text:list-item>
                  <text:p text:style-name="P21">Layout do Sistema/ Design Básico</text:p>
                </text:list-item>
                <text:list-item>
                  <text:p text:style-name="P21">Mockups &amp; Protótipos</text:p>
                </text:list-item>
                <text:list-item>
                  <text:p text:style-name="P21">Testes de Usabilidade</text:p>
                </text:list-item>
                <text:list-item>
                  <text:p text:style-name="P21">Teste Interativo &amp; Redesign</text:p>
                </text:list-item>
                <text:list-item>
                  <text:p text:style-name="P21">Atualizações &amp; Manutenções</text:p>
                </text:list-item>
              </text:list>
            </text:list-item>
          </text:list>
        </text:list-item>
      </text:list>
      <text:p text:style-name="P7">Heurísticas de Nielsen</text:p>
      <text:list xml:id="list23204388" text:style-name="L7">
        <text:list-item>
          <text:p text:style-name="P22">Visibilidade do sistema (learnability - previsibilidade) <text:s/></text:p>
        </text:list-item>
        <text:list-item>
          <text:p text:style-name="P22">Casamento entre sistema e mundo real (learnability - familiaridade)</text:p>
        </text:list-item>
        <text:list-item>
          <text:p text:style-name="P22">Controle e liberdade do usuário (robustness)</text:p>
        </text:list-item>
        <text:list-item>
          <text:p text:style-name="P22">Consistência e padrões (learnability - generalização) </text:p>
        </text:list-item>
        <text:list-item>
          <text:p text:style-name="P22">Prevenção de erros (robustness)</text:p>
        </text:list-item>
        <text:list-item>
          <text:p text:style-name="P22">Reconhecimento em vez de lembrança <text:s/>(learnability - familiaridade)</text:p>
        </text:list-item>
        <text:list-item>
          <text:p text:style-name="P22">Flexibilidade e eficiência de uso (flexibility) </text:p>
        </text:list-item>
        <text:list-item>
          <text:p text:style-name="P22">Projeto estético e minimalista (learnability - consistência) </text:p>
        </text:list-item>
        <text:list-item>
          <text:p text:style-name="P22">Ajudar o usuário a reconhecer, diagnosticar e recuperar erros <text:s/>(robustness)</text:p>
        </text:list-item>
        <text:list-item>
          <text:p text:style-name="P22">Ajuda e documentação <text:s/>(robustness)</text:p>
        </text:list-item>
      </text:list>
      <text:p text:style-name="P5"/>
      <text:p text:style-name="P5">Resumo HCI - link para <text:span text:style-name="T6">TraveLite</text:span></text:p>
      <text:p text:style-name="P5"/>
      <text:p text:style-name="P5">Os quatro problemas encontrados ordenados por severidade e frequência</text:p>
      <text:p text:style-name="P6">Status do sistema</text:p>
      <text:p text:style-name="P5">Todos os avaliadores sentiram desconforto pela falta de feedback. Enquanto percorriam o site, </text:p>
      <text:p text:style-name="P5">seria bom saber-se em que passo estariam (Step 1, Step 2).</text:p>
      <text:p text:style-name="P5">Em uma parte do projeto faltaram labels o que os fez sentirem-se desorientados. E também foi</text:p>
      <text:p text:style-name="P5">difícil saber o status que se encontravam as suas informações, "purchase", "avaliable", "saved"</text:p>
      <text:p text:style-name="P5"/>
      <text:p text:style-name="P5">Adicionar um tour pelo site seria uma boa escolha, mas também foi recomendado adicior a localização <text:s/>e o processo de cada janela, para aqueles que não farão a tour.</text:p>
      <text:p text:style-name="P5"/>
      <text:p text:style-name="P6">Consistência</text:p>
      <text:p text:style-name="P5">Os avaliadores acharam uma variedade de inconsistências --links com o mesmo nome levando paradif erentes lugares, ou links com nomes diferentes para o mesmo lugar</text:p>
      <text:p text:style-name="P5"/>
      <text:p text:style-name="P5"><text:soft-page-break/>Foi aconselhado uma revisão do mapa do site, juntando os links para saber as ações de cada</text:p>
      <text:p text:style-name="P5">um e assim aliminar as inconsistencias.</text:p>
      <text:p text:style-name="P5"/>
      <text:p text:style-name="P6">Controle e liberdade do usuário</text:p>
      <text:p text:style-name="P5">Os primeiros dois problemas levam o usuário a tomar ações, as quais ele não sabe que consequências terão.</text:p>
      <text:p text:style-name="P5">Descrevendo os passos nas seções anteriores, deixará i sistema mais facil para localização</text:p>
      <text:p text:style-name="P5">do usuário.</text:p>
      <text:p text:style-name="P6"/>
      <text:p text:style-name="P6">Casamento entre sistema e mundo real</text:p>
      <text:p text:style-name="P5">Edit Regions. Local do programa com a maior parte dos problemas.</text:p>
      <text:p text:style-name="P5">Foi recomendado eliminar alguns checkboxes, e maior claridade na linguagem e display no sit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11:52:54.37</meta:creation-date>
    <dc:date>2010-02-01T15:19:16.88</dc:date>
    <meta:editing-duration>PT13H44M19S</meta:editing-duration>
    <meta:editing-cycles>8</meta:editing-cycles>
    <meta:generator>OpenOffice.org/3.0$Win32 OpenOffice.org_project/300m15$Build-9379</meta:generator>
    <meta:document-statistic meta:table-count="0" meta:image-count="0" meta:object-count="0" meta:page-count="4" meta:paragraph-count="80" meta:word-count="904" meta:character-count="5717"/>
    <dc:creator>Thiago Malatesta Teixeira</dc:creator>
    <meta:user-defined meta:name="Info 1"/>
    <meta:user-defined meta:name="Info 2"/>
    <meta:user-defined meta:name="Info 3"/>
    <meta:user-defined meta:name="Info 4"/>
  </office:meta>
</office:document-meta>
</file>